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90000002213FF4F94FCBE967B.png" manifest:media-type="image/png"/>
  <manifest:file-entry manifest:full-path="Pictures/10000000000000CF0000004510CBFCDC4F610A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29cm" fo:min-width="2.04cm"/>
    </style:style>
    <style:style style:name="gr3" style:family="graphic" style:parent-style-name="objectwithoutfill">
      <style:graphic-properties draw:stroke="solid"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1.426cm" fo:min-width="3.5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opacity="0%" draw:opacity-name="" draw:textarea-horizontal-align="justify" draw:textarea-vertical-align="middle" draw:auto-grow-height="false" fo:min-height="1.457cm" fo:min-width="3.452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457cm" fo:margin-right="0.406cm" fo:text-align="center" fo:text-indent="0cm"/>
    </style:style>
    <style:style style:name="P5" style:family="paragraph">
      <loext:graphic-properties draw:fill-color="#0066cc"/>
      <style:paragraph-properties fo:margin-left="0.457cm" fo:margin-right="0.406cm" fo:text-align="center" fo:text-indent="0cm"/>
      <style:text-properties fo:color="#ffffff" fo:font-size="16pt"/>
    </style:style>
    <style:style style:name="P6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6pt" style:font-size-asian="15pt" style:font-size-complex="15pt"/>
    </style:style>
    <style:style style:name="T3" style:family="text">
      <style:text-properties fo:color="#ffffff" fo:font-size="14pt" style:font-name-asian="Liberation Sans1" style:font-size-asian="14pt" style:font-name-complex="Liberation Sans1" style:font-size-complex="14pt"/>
    </style:style>
    <style:style style:name="T4" style:family="text">
      <style:text-properties fo:color="#ffffff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76cm" svg:height="1.825cm" svg:x="14.714cm" svg:y="6.663cm">
          <draw:image xlink:href="Pictures/10000000000000CF0000004510CBFCDC4F610ACA.png" xlink:type="simple" xlink:show="embed" xlink:actuate="onLoad">
            <text:p/>
          </draw:image>
        </draw:frame>
        <draw:custom-shape draw:style-name="gr2" draw:text-style-name="P2" draw:layer="layout" svg:width="2.54cm" svg:height="2.54cm" svg:x="8.313cm" svg:y="4.615cm">
          <text:p text:style-name="P1"><text:span text:style-name="T1">Neura</text:span><text:span text:style-name="T1">l</text:span></text:p>
          <text:p text:style-name="P1"><text:span text:style-name="T1">Netw</text:span><text:span text:style-name="T1">ork 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06cm" svg:y1="5.953cm" svg:x2="14.97cm" svg:y2="6.842cm">
          <text:p/>
        </draw:line>
        <draw:custom-shape draw:style-name="gr4" draw:text-style-name="P5" draw:layer="layout" svg:width="4.01cm" svg:height="1.676cm" svg:x="21.755cm" svg:y="6.636cm">
          <text:p text:style-name="P4"><text:span text:style-name="T2"/></text:p>
          <text:p text:style-name="P4"><text:span text:style-name="T3">Final Sales </text:span></text:p>
          <text:p text:style-name="P4"><text:span text:style-name="T3">Prediction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8.313cm" svg:y="7.415cm">
          <text:p text:style-name="P1"><text:span text:style-name="T1">Neural</text:span></text:p>
          <text:p text:style-name="P1"><text:span text:style-name="T1">Network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8.313cm" svg:y="10.215cm">
          <text:p text:style-name="P1"><text:span text:style-name="T1">Neural</text:span></text:p>
          <text:p text:style-name="P1"><text:span text:style-name="T1">Network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8.313cm" svg:y="13.815cm">
          <text:p text:style-name="P1"><text:span text:style-name="T1">Neural</text:span></text:p>
          <text:p text:style-name="P1"><text:span text:style-name="T1">Network 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9.524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524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524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588cm" svg:height="2.413cm" svg:x="14.732cm" svg:y="6.2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5.588cm" svg:height="2.413cm" svg:x="14.732cm" svg:y="11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0.906cm" svg:y1="5.953cm" svg:x2="15.605cm" svg:y2="11.795cm">
          <text:p/>
        </draw:line>
        <draw:line draw:style-name="gr3" draw:text-style-name="P3" draw:layer="layout" svg:x1="10.886cm" svg:y1="8.698cm" svg:x2="14.843cm" svg:y2="7.223cm">
          <text:p/>
        </draw:line>
        <draw:line draw:style-name="gr3" draw:text-style-name="P3" draw:layer="layout" svg:x1="10.906cm" svg:y1="11.541cm" svg:x2="14.843cm" svg:y2="7.731cm">
          <text:p/>
        </draw:line>
        <draw:line draw:style-name="gr3" draw:text-style-name="P3" draw:layer="layout" svg:x1="10.866cm" svg:y1="15.119cm" svg:x2="15.097cm" svg:y2="7.985cm">
          <text:p/>
        </draw:line>
        <draw:line draw:style-name="gr3" draw:text-style-name="P3" draw:layer="layout" svg:x1="10.886cm" svg:y1="8.733cm" svg:x2="15.097cm" svg:y2="12.049cm">
          <text:p/>
        </draw:line>
        <draw:line draw:style-name="gr3" draw:text-style-name="P3" draw:layer="layout" svg:x1="10.886cm" svg:y1="11.533cm" svg:x2="14.843cm" svg:y2="12.43cm">
          <text:p/>
        </draw:line>
        <draw:line draw:style-name="gr3" draw:text-style-name="P3" draw:layer="layout" svg:x1="10.846cm" svg:y1="15.24cm" svg:x2="14.97cm" svg:y2="12.938cm">
          <text:p/>
        </draw:line>
        <draw:frame draw:style-name="gr1" draw:text-style-name="P1" draw:layer="layout" svg:width="4.894cm" svg:height="0.899cm" svg:x="15.105cm" svg:y="12.126cm">
          <draw:image xlink:href="Pictures/10000000000000B90000002213FF4F94FCBE967B.png" xlink:type="simple" xlink:show="embed" xlink:actuate="onLoad">
            <text:p/>
          </draw:image>
        </draw:frame>
        <draw:line draw:style-name="gr3" draw:text-style-name="P3" draw:layer="layout" svg:x1="20.277cm" svg:y1="7.477cm" svg:x2="21.801cm" svg:y2="7.477cm">
          <text:p/>
        </draw:line>
        <draw:custom-shape draw:style-name="gr4" draw:text-style-name="P5" draw:layer="layout" svg:width="4.01cm" svg:height="1.676cm" svg:x="21.755cm" svg:y="11.736cm">
          <text:p text:style-name="P4"><text:span text:style-name="T2"/></text:p>
          <text:p text:style-name="P4"><text:span text:style-name="T3">Standard </text:span></text:p>
          <text:p text:style-name="P4"><text:span text:style-name="T3">Deviation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257cm" svg:y1="12.577cm" svg:x2="21.781cm" svg:y2="12.5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33:11.712935517</meta:creation-date>
    <dc:date>2018-08-23T21:18:19.362763633</dc:date>
    <meta:editing-duration>PT3H36M17S</meta:editing-duration>
    <meta:editing-cycles>25</meta:editing-cycles>
    <meta:generator>LibreOffice/5.1.6.2$Linux_X86_64 LibreOffice_project/10m0$Build-2</meta:generator>
    <meta:document-statistic meta:object-count="23"/>
  </office:meta>
</office:document-meta>
</file>